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bccc" officeooo:paragraph-rsid="001b7376"/>
    </style:style>
    <style:style style:name="T1" style:family="text">
      <style:text-properties officeooo:rsid="001a54b4"/>
    </style:style>
    <style:style style:name="T2" style:family="text">
      <style:text-properties officeooo:rsid="001b73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at tema 2, 3 y 4 y 5. A mitat de Gener<text:line-break/><text:line-break/><text:span text:style-name="T1">Del tema donar Pestel (El primer link) y el terçer </text:span><text:span text:style-name="T2">(2 notiies)</text:span><text:span text:style-name="T1"><text:line-break/><text:line-break/></text:span><text:span text:style-name="T2">Factors economics. Tipos de interes, factors macroeconomics.(Buscar en noticies y resumirles)<text:line-break/><text:line-break/>Despres analisi pestel<text:line-break/></text:span></text:p>
      <text:p text:style-name="P1"><text:span text:style-name="T2">Per últim analisis porter</text:span></text:p>
      <text:p text:style-name="P1"/>
      <text:p text:style-name="P1"><text:span text:style-name="T2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9:01:58.467290870</meta:creation-date>
    <dc:date>2024-12-19T19:52:20.267625554</dc:date>
    <meta:editing-duration>PT29M3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42" meta:character-count="255" meta:non-whitespace-character-count="210"/>
  </office:meta>
</office:document-meta>
</file>